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4000003301126C35D2A231DAC.png" manifest:media-type="image/png"/>
  <manifest:file-entry manifest:full-path="Pictures/1000027500004F61000069D5274284A992DFD7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4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271cm" fo:min-width="0.02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33cm" fo:min-width="0.28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011cm" fo:min-width="0cm"/>
    </style:style>
    <style:style style:name="gr7" style:family="graphic" style:parent-style-name="objectwithoutfill">
      <style:graphic-properties draw:stroke="solid" svg:stroke-width="0.018cm" svg:stroke-color="#000000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86cm" fo:min-width="0.03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51cm" fo:min-width="0.30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018cm" fo:min-width="0cm"/>
    </style:style>
    <style:style style:name="gr11" style:family="graphic" style:parent-style-name="objectwithoutfill">
      <style:graphic-properties svg:stroke-width="0.018cm" svg:stroke-color="#000000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fill-color="#4e9a0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ef2929" draw:textarea-horizontal-align="justify" draw:textarea-vertical-align="middle" draw:auto-grow-height="false" fo:min-height="0cm" fo:min-width="0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52%" draw:green="44%" draw:blue="100%" fo:clip="rect(0cm, 0cm, 0cm, 0cm)" draw:image-opacity="100%" style:mirror="non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29cm" fo:min-width="0.77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667cm" fo:min-width="1.417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9cm" fo:min-width="0.14cm"/>
    </style:style>
    <style:style style:name="gr18" style:family="graphic" style:parent-style-name="objectwithoutfill">
      <style:graphic-properties svg:stroke-width="0.106cm" svg:stroke-color="#000000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3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0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324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164cm" fo:min-width="0.914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872cm" fo:min-width="1.6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988cm" fo:min-width="0.73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606cm" fo:min-width="1.357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369cm" fo:min-width="0.1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2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9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202cm"/>
    </style:style>
    <style:style style:name="gr32" style:family="graphic" style:parent-style-name="standard">
      <style:graphic-properties draw:fill-color="#4e9a06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svg:stroke-color="#000000" draw:fill="none" draw:fill-color="#ffffff" fo:min-height="1.267cm"/>
    </style:style>
    <style:style style:name="gr34" style:family="graphic" style:parent-style-name="standard">
      <style:graphic-properties draw:fill-color="#4e9a06" draw:textarea-horizontal-align="justify" draw:textarea-vertical-align="middle" draw:auto-grow-height="false" fo:min-height="0.1cm" fo:min-width="0.549cm"/>
    </style:style>
    <style:style style:name="gr35" style:family="graphic" style:parent-style-name="standard">
      <style:graphic-properties draw:fill-color="#ef2929" draw:textarea-horizontal-align="justify" draw:textarea-vertical-align="middle" draw:auto-grow-height="false" fo:min-height="0.02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081cm"/>
    </style:style>
    <style:style style:name="gr37" style:family="graphic" style:parent-style-name="standard">
      <style:graphic-properties draw:stroke="none" svg:stroke-color="#000000" draw:fill="none" draw:fill-color="#ffffff" fo:min-height="3.7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76cm"/>
    </style:style>
    <style:style style:name="gr39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4e9a06"/>
      <style:paragraph-properties fo:text-align="center"/>
    </style:style>
    <style:style style:name="P4" style:family="paragraph">
      <loext:graphic-properties draw:fill-color="#ef2929"/>
      <style:paragraph-properties fo:text-align="center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cm" svg:height="3cm" svg:x="2.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0.962cm" svg:x="9.3cm" svg:y="1.638cm">
          <draw:text-box>
            <text:p>Étape 1</text:p>
          </draw:text-box>
        </draw:frame>
        <draw:custom-shape draw:style-name="gr1" draw:text-style-name="P1" xml:id="id3" draw:id="id3" draw:layer="layout" svg:width="5cm" svg:height="3cm" svg:x="2.1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cm" svg:height="3cm" svg:x="2.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3cm" svg:x="2.1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cm" svg:height="3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cm" svg:height="3cm" svg:x="2.1cm" svg:y="1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cm" svg:height="3cm" svg:x="2.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cm" svg:height="3cm" svg:x="2.1cm" svg:y="2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3cm" svg:x="13.8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3cm" svg:x="13.8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cm" svg:height="3cm" svg:x="13.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3cm" svg:x="13.8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cm" svg:height="3cm" svg:x="13.8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cm" svg:height="3cm" svg:x="13.8cm" svg:y="1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cm" svg:height="3cm" svg:x="13.8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cm" svg:height="3cm" svg:x="13.8cm" svg:y="25.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1cm" svg:y1="2.5cm" svg:x2="13.8cm" svg:y2="2.5cm" draw:start-shape="id1" draw:start-glue-point="1" draw:end-shape="id2" draw:end-glue-point="3" svg:d="M7100 2500h6700" svg:viewBox="0 0 6701 1">
          <text:p/>
        </draw:connector>
        <draw:connector draw:style-name="gr3" draw:text-style-name="P1" draw:layer="layout" draw:type="line" svg:x1="7.1cm" svg:y1="6cm" svg:x2="13.8cm" svg:y2="6cm" draw:start-shape="id3" draw:start-glue-point="1" draw:end-shape="id4" draw:end-glue-point="3" svg:d="M7100 6000h6700" svg:viewBox="0 0 6701 1">
          <text:p/>
        </draw:connector>
        <draw:connector draw:style-name="gr3" draw:text-style-name="P1" draw:layer="layout" draw:type="line" svg:x1="13.8cm" svg:y1="6cm" svg:x2="7.1cm" svg:y2="9.5cm" draw:start-shape="id4" draw:start-glue-point="3" draw:end-shape="id5" svg:d="M13800 6000l-6700 3500" svg:viewBox="0 0 6701 3501">
          <text:p/>
        </draw:connector>
        <draw:connector draw:style-name="gr3" draw:text-style-name="P1" draw:layer="layout" draw:type="line" svg:x1="7.1cm" svg:y1="9.5cm" svg:x2="13.8cm" svg:y2="9.5cm" draw:start-shape="id5" draw:start-glue-point="1" draw:end-shape="id6" draw:end-glue-point="3" svg:d="M7100 9500h6700" svg:viewBox="0 0 6701 1">
          <text:p/>
        </draw:connector>
        <draw:connector draw:style-name="gr3" draw:text-style-name="P1" draw:layer="layout" draw:type="line" svg:x1="13.8cm" svg:y1="9.5cm" svg:x2="7.1cm" svg:y2="13cm" draw:start-shape="id6" draw:start-glue-point="3" draw:end-shape="id7" draw:end-glue-point="1" svg:d="M13800 9500l-6700 3500" svg:viewBox="0 0 6701 3501">
          <text:p/>
        </draw:connector>
        <draw:connector draw:style-name="gr3" draw:text-style-name="P1" draw:layer="layout" draw:type="line" svg:x1="7.1cm" svg:y1="13cm" svg:x2="13.8cm" svg:y2="13cm" draw:start-shape="id7" draw:start-glue-point="1" draw:end-shape="id8" draw:end-glue-point="3" svg:d="M7100 13000h6700" svg:viewBox="0 0 6701 1">
          <text:p/>
        </draw:connector>
        <draw:connector draw:style-name="gr3" draw:text-style-name="P1" draw:layer="layout" draw:type="line" svg:x1="13.8cm" svg:y1="13cm" svg:x2="7.1cm" svg:y2="16.5cm" draw:start-shape="id8" draw:start-glue-point="3" draw:end-shape="id9" draw:end-glue-point="1" svg:d="M13800 13000l-6700 3500" svg:viewBox="0 0 6701 3501">
          <text:p/>
        </draw:connector>
        <draw:connector draw:style-name="gr3" draw:text-style-name="P1" draw:layer="layout" draw:type="line" svg:x1="7.1cm" svg:y1="16.5cm" svg:x2="13.8cm" svg:y2="16.5cm" draw:start-shape="id9" draw:start-glue-point="1" draw:end-shape="id10" draw:end-glue-point="3" svg:d="M7100 16500h6700" svg:viewBox="0 0 6701 1">
          <text:p/>
        </draw:connector>
        <draw:connector draw:style-name="gr3" draw:text-style-name="P1" draw:layer="layout" draw:type="line" svg:x1="13.8cm" svg:y1="16.5cm" svg:x2="7.1cm" svg:y2="20cm" draw:start-shape="id10" draw:start-glue-point="3" draw:end-shape="id11" draw:end-glue-point="1" svg:d="M13800 16500l-6700 3500" svg:viewBox="0 0 6701 3501">
          <text:p/>
        </draw:connector>
        <draw:connector draw:style-name="gr3" draw:text-style-name="P1" draw:layer="layout" draw:type="line" svg:x1="7.1cm" svg:y1="20cm" svg:x2="13.8cm" svg:y2="20cm" draw:start-shape="id11" draw:start-glue-point="1" draw:end-shape="id12" draw:end-glue-point="3" svg:d="M7100 20000h6700" svg:viewBox="0 0 6701 1">
          <text:p/>
        </draw:connector>
        <draw:connector draw:style-name="gr3" draw:text-style-name="P1" draw:layer="layout" draw:type="line" svg:x1="13.8cm" svg:y1="20cm" svg:x2="7.1cm" svg:y2="23.5cm" draw:start-shape="id12" draw:start-glue-point="3" draw:end-shape="id13" draw:end-glue-point="1" svg:d="M13800 20000l-6700 3500" svg:viewBox="0 0 6701 3501">
          <text:p/>
        </draw:connector>
        <draw:connector draw:style-name="gr3" draw:text-style-name="P1" draw:layer="layout" draw:type="line" svg:x1="7.1cm" svg:y1="23.5cm" svg:x2="13.8cm" svg:y2="23.5cm" draw:start-shape="id13" draw:start-glue-point="1" draw:end-shape="id14" draw:end-glue-point="3" svg:d="M7100 23500h6700" svg:viewBox="0 0 6701 1">
          <text:p/>
        </draw:connector>
        <draw:connector draw:style-name="gr3" draw:text-style-name="P1" draw:layer="layout" draw:type="line" svg:x1="13.8cm" svg:y1="23.5cm" svg:x2="7.1cm" svg:y2="27.1cm" draw:start-shape="id14" draw:start-glue-point="3" draw:end-shape="id15" draw:end-glue-point="1" svg:d="M13800 23500l-6700 3600" svg:viewBox="0 0 6701 3601">
          <text:p/>
        </draw:connector>
        <draw:connector draw:style-name="gr3" draw:text-style-name="P1" draw:layer="layout" draw:type="line" svg:x1="7.1cm" svg:y1="27.1cm" svg:x2="13.8cm" svg:y2="27.1cm" draw:start-shape="id15" draw:start-glue-point="1" draw:end-shape="id16" draw:end-glue-point="3" svg:d="M7100 27100h6700" svg:viewBox="0 0 6701 1">
          <text:p/>
        </draw:connector>
        <draw:custom-shape draw:style-name="gr4" draw:text-style-name="P1" xml:id="id17" draw:id="id17" draw:layer="layout" svg:width="0.738cm" svg:height="0.737cm" svg:x="2.854cm" svg:y="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1.106cm" svg:height="1.107cm" svg:x="4.016cm" svg:y="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369cm" svg:height="0.369cm" svg:x="5.731cm" svg:y="3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3.223cm" svg:y1="3.163cm" svg:x2="4.016cm" svg:y2="1.614cm" draw:start-shape="id17" draw:start-glue-point="4" draw:end-shape="id18" draw:end-glue-point="6" svg:d="M3223 3163l793-1549" svg:viewBox="0 0 794 1550">
          <text:p/>
        </draw:connector>
        <draw:connector draw:style-name="gr7" draw:text-style-name="P1" draw:layer="layout" draw:type="line" svg:x1="5.122cm" svg:y1="1.614cm" svg:x2="5.915cm" svg:y2="3.347cm" draw:start-shape="id18" draw:start-glue-point="10" draw:end-shape="id19" svg:d="M5122 1614l793 1733" svg:viewBox="0 0 794 1734">
          <text:p/>
        </draw:connector>
        <draw:connector draw:style-name="gr7" draw:text-style-name="P1" draw:layer="layout" draw:type="line" svg:x1="3.592cm" svg:y1="3.532cm" svg:x2="5.731cm" svg:y2="3.531cm" draw:start-shape="id17" draw:start-glue-point="10" draw:end-shape="id19" svg:d="M3592 3532l2139-1" svg:viewBox="0 0 2140 2">
          <text:p/>
        </draw:connector>
        <draw:custom-shape draw:style-name="gr8" draw:text-style-name="P1" xml:id="id20" draw:id="id20" draw:layer="layout" svg:width="0.755cm" svg:height="0.756cm" svg:x="14.6cm" svg:y="3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1" draw:id="id21" draw:layer="layout" svg:width="1.133cm" svg:height="1.133cm" svg:x="15.789cm" svg:y="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378cm" svg:height="0.378cm" svg:x="17.545cm" svg:y="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4.978cm" svg:y1="3.244cm" svg:x2="15.789cm" svg:y2="1.659cm" draw:start-shape="id20" draw:start-glue-point="4" draw:end-shape="id21" draw:end-glue-point="6" svg:d="M14978 3244l811-1585" svg:viewBox="0 0 812 1586">
          <text:p/>
        </draw:connector>
        <draw:connector draw:style-name="gr11" draw:text-style-name="P1" draw:layer="layout" draw:type="line" svg:x1="16.922cm" svg:y1="1.659cm" svg:x2="17.734cm" svg:y2="3.433cm" draw:start-shape="id21" draw:start-glue-point="10" draw:end-shape="id22" svg:d="M16922 1659l812 1774" svg:viewBox="0 0 813 1775">
          <text:p/>
        </draw:connector>
        <draw:connector draw:style-name="gr11" draw:text-style-name="P1" draw:layer="layout" draw:type="line" svg:x1="15.355cm" svg:y1="3.622cm" svg:x2="17.545cm" svg:y2="3.622cm" draw:start-shape="id20" draw:start-glue-point="10" draw:end-shape="id22" svg:d="M15355 3622h2190" svg:viewBox="0 0 2191 1">
          <text:p/>
        </draw:connector>
        <draw:custom-shape draw:style-name="gr12" draw:text-style-name="P3" draw:layer="layout" svg:width="0.453cm" svg:height="0.151cm" svg:x="16.129cm" svg:y="1.6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453cm" svg:height="0.416cm" svg:x="17.489cm" svg:y="3.43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0.538cm" svg:height="0.718cm" svg:x="14.728cm" svg:y="3.282cm">
          <draw:image xlink:href="Pictures/1000027500004F61000069D5274284A992DFD7A8.svg" xlink:type="simple" xlink:show="embed" xlink:actuate="onLoad">
            <text:p/>
          </draw:image>
          <draw:image xlink:href="Pictures/1000020100000264000003301126C35D2A231DAC.png" xlink:type="simple" xlink:show="embed" xlink:actuate="onLoad"/>
        </draw:frame>
        <draw:frame draw:style-name="gr2" draw:text-style-name="P2" draw:layer="layout" svg:width="2.7cm" svg:height="0.962cm" svg:x="9.3cm" svg:y="5.106cm">
          <draw:text-box>
            <text:p>Étape 2</text:p>
          </draw:text-box>
        </draw:frame>
        <draw:frame draw:style-name="gr2" draw:text-style-name="P2" draw:layer="layout" svg:width="2.7cm" svg:height="0.962cm" svg:x="9.3cm" svg:y="8.606cm">
          <draw:text-box>
            <text:p>Étape 3</text:p>
          </draw:text-box>
        </draw:frame>
        <draw:frame draw:style-name="gr2" draw:text-style-name="P2" draw:layer="layout" svg:width="2.7cm" svg:height="0.962cm" svg:x="9.3cm" svg:y="12.106cm">
          <draw:text-box>
            <text:p>Étape 4</text:p>
          </draw:text-box>
        </draw:frame>
        <draw:frame draw:style-name="gr2" draw:text-style-name="P2" draw:layer="layout" svg:width="2.7cm" svg:height="0.962cm" svg:x="9.3cm" svg:y="15.606cm">
          <draw:text-box>
            <text:p>Étape 5</text:p>
          </draw:text-box>
        </draw:frame>
        <draw:frame draw:style-name="gr2" draw:text-style-name="P2" draw:layer="layout" svg:width="2.7cm" svg:height="0.962cm" svg:x="9.3cm" svg:y="19.106cm">
          <draw:text-box>
            <text:p>Étape 6</text:p>
          </draw:text-box>
        </draw:frame>
        <draw:frame draw:style-name="gr2" draw:text-style-name="P2" draw:layer="layout" svg:width="2.7cm" svg:height="0.962cm" svg:x="9.3cm" svg:y="22.606cm">
          <draw:text-box>
            <text:p>Étape 7</text:p>
          </draw:text-box>
        </draw:frame>
        <draw:frame draw:style-name="gr2" draw:text-style-name="P2" draw:layer="layout" svg:width="2.7cm" svg:height="0.962cm" svg:x="9.3cm" svg:y="26.206cm">
          <draw:text-box>
            <text:p>Étape 8</text:p>
          </draw:text-box>
        </draw:frame>
        <draw:connector draw:style-name="gr3" draw:text-style-name="P1" draw:layer="layout" draw:type="line" svg:x1="13.8cm" svg:y1="2.5cm" svg:x2="7.1cm" svg:y2="6cm" draw:start-shape="id2" draw:end-shape="id3" svg:d="M13800 2500l-6700 3500" svg:viewBox="0 0 6701 3501">
          <text:p/>
        </draw:connector>
      </draw:page>
      <draw:page draw:name="page2" draw:style-name="dp1" draw:master-page-name="Standard">
        <draw:custom-shape draw:style-name="gr15" draw:text-style-name="P1" xml:id="id23" draw:id="id23" draw:layer="layout" svg:width="1.807cm" svg:height="1.807cm" svg:x="4.154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4" draw:id="id24" draw:layer="layout" svg:width="2.711cm" svg:height="2.711cm" svg:x="7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5" draw:id="id25" draw:layer="layout" svg:width="0.904cm" svg:height="0.904cm" svg:x="11.202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5.057cm" svg:y1="6.955cm" svg:x2="7cm" svg:y2="3.16cm" draw:start-shape="id23" draw:start-glue-point="4" draw:end-shape="id24" draw:end-glue-point="6" svg:d="M5057 6955l1943-3795" svg:viewBox="0 0 1944 3796">
          <text:p/>
        </draw:connector>
        <draw:connector draw:style-name="gr18" draw:text-style-name="P1" draw:layer="layout" draw:type="line" svg:x1="9.711cm" svg:y1="3.16cm" svg:x2="11.654cm" svg:y2="7.406cm" draw:start-shape="id24" draw:start-glue-point="10" draw:end-shape="id25" svg:d="M9711 3160l1943 4246" svg:viewBox="0 0 1944 4247">
          <text:p/>
        </draw:connector>
        <draw:connector draw:style-name="gr18" draw:text-style-name="P1" draw:layer="layout" draw:type="line" svg:x1="5.961cm" svg:y1="7.858cm" svg:x2="11.202cm" svg:y2="7.858cm" draw:start-shape="id23" draw:start-glue-point="10" draw:end-shape="id25" svg:d="M5961 7858h5241" svg:viewBox="0 0 5242 1">
          <text:p/>
        </draw:connector>
        <draw:frame draw:style-name="gr19" draw:text-style-name="P2" draw:layer="layout" svg:width="3.282cm" svg:height="1.673cm" svg:x="3.718cm" svg:y="9.152cm">
          <draw:text-box>
            <text:p>Attraction</text:p>
          </draw:text-box>
        </draw:frame>
        <draw:frame draw:style-name="gr20" draw:text-style-name="P2" draw:layer="layout" svg:width="2.881cm" svg:height="1.673cm" svg:x="10.519cm" svg:y="8.581cm">
          <draw:text-box>
            <text:p>Maillage</text:p>
          </draw:text-box>
        </draw:frame>
        <draw:frame draw:style-name="gr21" draw:text-style-name="P2" draw:layer="layout" svg:width="4.387cm" svg:height="1.673cm" svg:x="6.413cm" svg:y="0.9cm">
          <draw:text-box>
            <text:p>Déplacement</text:p>
          </draw:text-box>
        </draw:frame>
        <draw:custom-shape draw:style-name="gr22" draw:text-style-name="P1" draw:layer="layout" svg:width="1cm" svg:height="1cm" svg:x="15.151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cm" svg:height="2cm" svg:x="14.651cm" svg:y="2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cm" svg:height="3cm" svg:x="14.15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2.509cm" svg:height="0.962cm" svg:x="17.701cm" svg:y="3cm">
          <draw:text-box>
            <text:p>Adapté</text:p>
          </draw:text-box>
        </draw:frame>
        <draw:frame draw:style-name="gr25" draw:text-style-name="P2" draw:layer="layout" svg:width="3.51cm" svg:height="0.962cm" svg:x="16.7cm" svg:y="1cm">
          <draw:text-box>
            <text:p>Trop faible</text:p>
          </draw:text-box>
        </draw:frame>
        <draw:frame draw:style-name="gr25" draw:text-style-name="P2" draw:layer="layout" svg:width="2.91cm" svg:height="0.962cm" svg:x="17.3cm" svg:y="6cm">
          <draw:text-box>
            <text:p>Trop fort</text:p>
          </draw:text-box>
        </draw:frame>
        <draw:custom-shape draw:style-name="gr26" draw:text-style-name="P1" xml:id="id26" draw:id="id26" draw:layer="layout" svg:width="1.749cm" svg:height="1.75cm" svg:x="4.14cm" svg:y="1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27" draw:id="id27" draw:layer="layout" svg:width="2.625cm" svg:height="2.624cm" svg:x="6.895cm" svg:y="1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28" draw:id="id28" draw:layer="layout" svg:width="0.875cm" svg:height="0.875cm" svg:x="10.963cm" svg:y="1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5.015cm" svg:y1="16.561cm" svg:x2="6.895cm" svg:y2="12.887cm" draw:start-shape="id26" draw:start-glue-point="4" draw:end-shape="id27" draw:end-glue-point="6" svg:d="M5015 16561l1880-3674" svg:viewBox="0 0 1881 3675">
          <text:p/>
        </draw:connector>
        <draw:connector draw:style-name="gr18" draw:text-style-name="P1" draw:layer="layout" draw:type="line" svg:x1="9.52cm" svg:y1="12.887cm" svg:x2="11.4cm" svg:y2="16.998cm" draw:start-shape="id27" draw:start-glue-point="10" draw:end-shape="id28" svg:d="M9520 12887l1880 4111" svg:viewBox="0 0 1881 4112">
          <text:p/>
        </draw:connector>
        <draw:connector draw:style-name="gr18" draw:text-style-name="P1" draw:layer="layout" draw:type="line" svg:x1="5.889cm" svg:y1="17.436cm" svg:x2="10.963cm" svg:y2="17.435cm" draw:start-shape="id26" draw:start-glue-point="10" draw:end-shape="id28" svg:d="M5889 17436l5074-1" svg:viewBox="0 0 5075 2">
          <text:p/>
        </draw:connector>
        <draw:frame draw:style-name="gr29" draw:text-style-name="P2" draw:layer="layout" svg:width="3.282cm" svg:height="1.673cm" svg:x="3.718cm" svg:y="18.398cm">
          <draw:text-box>
            <text:p>Attraction</text:p>
          </draw:text-box>
        </draw:frame>
        <draw:frame draw:style-name="gr30" draw:text-style-name="P2" draw:layer="layout" svg:width="2.998cm" svg:height="1.673cm" svg:x="10.302cm" svg:y="18.136cm">
          <draw:text-box>
            <text:p>Maillage</text:p>
          </draw:text-box>
        </draw:frame>
        <draw:frame draw:style-name="gr31" draw:text-style-name="P2" draw:layer="layout" svg:width="4.373cm" svg:height="1.673cm" svg:x="6.327cm" svg:y="10.7cm">
          <draw:text-box>
            <text:p>Déplacement</text:p>
          </draw:text-box>
        </draw:frame>
        <draw:custom-shape draw:style-name="gr13" draw:text-style-name="P4" draw:layer="layout" svg:width="1.2cm" svg:height="1.1cm" svg:x="14.05cm" svg:y="11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layout" svg:width="1.2cm" svg:height="0.4cm" svg:x="14.05cm" svg:y="13.801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.425cm" svg:height="1.9cm" svg:x="13.938cm" svg:y="15cm">
          <draw:image xlink:href="Pictures/1000027500004F61000069D5274284A992DFD7A8.svg" xlink:type="simple" xlink:show="embed" xlink:actuate="onLoad">
            <text:p/>
          </draw:image>
          <draw:image xlink:href="Pictures/1000020100000264000003301126C35D2A231DAC.png" xlink:type="simple" xlink:show="embed" xlink:actuate="onLoad"/>
        </draw:frame>
        <draw:frame draw:style-name="gr25" draw:text-style-name="P2" draw:layer="layout" svg:width="3.51cm" svg:height="0.962cm" svg:x="16.6cm" svg:y="13.5cm">
          <draw:text-box>
            <text:p>Diminution</text:p>
          </draw:text-box>
        </draw:frame>
        <draw:frame draw:style-name="gr25" draw:text-style-name="P2" draw:layer="layout" svg:width="4.41cm" svg:height="0.962cm" svg:x="15.7cm" svg:y="12cm">
          <draw:text-box>
            <text:p>Augmentation</text:p>
          </draw:text-box>
        </draw:frame>
        <draw:frame draw:style-name="gr25" draw:text-style-name="P2" draw:layer="layout" svg:width="4.81cm" svg:height="0.962cm" svg:x="15.3cm" svg:y="15.4cm">
          <draw:text-box>
            <text:p>Transformation</text:p>
          </draw:text-box>
        </draw:frame>
        <draw:frame draw:style-name="gr33" draw:text-style-name="P5" draw:layer="layout" svg:width="6.7cm" svg:height="1.517cm" draw:transform="rotate (1.5707963267949) translate (0.783cm 8.5cm)">
          <draw:text-box>
            <text:p><text:span text:style-name="T1">ÉTAT Initial</text:span></text:p>
          </draw:text-box>
        </draw:frame>
        <draw:frame draw:style-name="gr33" draw:text-style-name="P5" draw:layer="layout" svg:width="8.8cm" svg:height="1.517cm" draw:transform="rotate (1.5707963267949) translate (0.784cm 19.1cm)">
          <draw:text-box>
            <text:p><text:span text:style-name="T1">MODIFICATION</text:span></text:p>
          </draw:text-box>
        </draw:frame>
        <draw:custom-shape draw:style-name="gr34" draw:text-style-name="P3" draw:layer="layout" svg:width="1.049cm" svg:height="0.35cm" svg:x="7.683cm" svg:y="1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049cm" svg:height="0.963cm" svg:x="10.833cm" svg:y="16.9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1.247cm" svg:height="1.662cm" svg:x="4.436cm" svg:y="16.649cm">
          <draw:image xlink:href="Pictures/1000027500004F61000069D5274284A992DFD7A8.svg" xlink:type="simple" xlink:show="embed" xlink:actuate="onLoad">
            <text:p/>
          </draw:image>
          <draw:image xlink:href="Pictures/1000020100000264000003301126C35D2A231DAC.png" xlink:type="simple" xlink:show="embed" xlink:actuate="onLoad"/>
        </draw:frame>
        <draw:custom-shape draw:style-name="gr15" draw:text-style-name="P1" xml:id="id29" draw:id="id29" draw:layer="layout" svg:width="1.807cm" svg:height="1.807cm" svg:x="4.155cm" svg:y="26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30" draw:id="id30" draw:layer="layout" svg:width="2.711cm" svg:height="2.711cm" svg:x="7.001cm" svg:y="2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31" draw:id="id31" draw:layer="layout" svg:width="0.904cm" svg:height="0.904cm" svg:x="11.203cm" svg:y="2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5.058cm" svg:y1="26.155cm" svg:x2="7.001cm" svg:y2="22.36cm" draw:start-shape="id29" draw:start-glue-point="4" draw:end-shape="id30" draw:end-glue-point="6" svg:d="M5058 26155l1943-3795" svg:viewBox="0 0 1944 3796">
          <text:p/>
        </draw:connector>
        <draw:connector draw:style-name="gr18" draw:text-style-name="P1" draw:layer="layout" draw:type="line" svg:x1="9.712cm" svg:y1="22.36cm" svg:x2="11.655cm" svg:y2="26.606cm" draw:start-shape="id30" draw:start-glue-point="10" draw:end-shape="id31" svg:d="M9712 22360l1943 4246" svg:viewBox="0 0 1944 4247">
          <text:p/>
        </draw:connector>
        <draw:connector draw:style-name="gr18" draw:text-style-name="P1" draw:layer="layout" draw:type="line" svg:x1="5.962cm" svg:y1="27.058cm" svg:x2="11.203cm" svg:y2="27.058cm" draw:start-shape="id29" draw:start-glue-point="10" draw:end-shape="id31" svg:d="M5962 27058h5241" svg:viewBox="0 0 5242 1">
          <text:p/>
        </draw:connector>
        <draw:frame draw:style-name="gr36" draw:text-style-name="P2" draw:layer="layout" svg:width="2.881cm" svg:height="0.962cm" svg:x="10.52cm" svg:y="27.953cm">
          <draw:text-box>
            <text:p>Maillage</text:p>
          </draw:text-box>
        </draw:frame>
        <draw:frame draw:style-name="gr21" draw:text-style-name="P2" draw:layer="layout" svg:width="4.387cm" svg:height="1.673cm" svg:x="6.414cm" svg:y="20.1cm">
          <draw:text-box>
            <text:p>Déplacement</text:p>
          </draw:text-box>
        </draw:frame>
        <draw:custom-shape draw:style-name="gr22" draw:text-style-name="P1" draw:layer="layout" svg:width="1cm" svg:height="1cm" svg:x="15.152cm" svg:y="2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cm" svg:height="2cm" svg:x="14.652cm" svg:y="2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cm" svg:height="3cm" svg:x="14.152cm" svg:y="2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2.509cm" svg:height="0.962cm" svg:x="17.702cm" svg:y="22.2cm">
          <draw:text-box>
            <text:p>Adapté</text:p>
          </draw:text-box>
        </draw:frame>
        <draw:frame draw:style-name="gr25" draw:text-style-name="P2" draw:layer="layout" svg:width="3.51cm" svg:height="0.962cm" svg:x="16.701cm" svg:y="20.2cm">
          <draw:text-box>
            <text:p>Trop faible</text:p>
          </draw:text-box>
        </draw:frame>
        <draw:frame draw:style-name="gr25" draw:text-style-name="P2" draw:layer="layout" svg:width="2.91cm" svg:height="0.962cm" svg:x="17.301cm" svg:y="25.2cm">
          <draw:text-box>
            <text:p>Trop fort</text:p>
          </draw:text-box>
        </draw:frame>
        <draw:frame draw:style-name="gr37" draw:text-style-name="P7" draw:layer="layout" svg:width="8.9cm" svg:height="4.049cm" draw:transform="rotate (1.5707963267949) translate (0.784cm 28.7cm)">
          <draw:text-box>
            <text:p text:style-name="P6"><text:span text:style-name="T1">ÉTAT Final (Initial suivant)</text:span></text:p>
          </draw:text-box>
        </draw:frame>
        <draw:frame draw:style-name="gr38" draw:text-style-name="P2" draw:layer="layout" svg:width="3.282cm" svg:height="0.962cm" svg:x="3.718cm" svg:y="27.953cm">
          <draw:text-box>
            <text:p>Attraction</text:p>
          </draw:text-box>
        </draw:frame>
        <draw:line draw:style-name="gr39" draw:text-style-name="P1" draw:layer="layout" svg:x1="0cm" svg:y1="10.3cm" svg:x2="21cm" svg:y2="10.3cm">
          <text:p/>
        </draw:line>
        <draw:line draw:style-name="gr39" draw:text-style-name="P1" draw:layer="layout" svg:x1="0cm" svg:y1="19.7cm" svg:x2="21cm" svg:y2="1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8:26:26.277856825</meta:creation-date>
    <meta:editing-duration>P0D</meta:editing-duration>
    <meta:editing-cycles>1</meta:editing-cycles>
    <meta:generator>LibreOffice/5.4.4.2$Linux_X86_64 LibreOffice_project/40m0$Build-2</meta:generator>
    <meta:document-statistic meta:object-count="107"/>
  </office:meta>
</office:document-meta>
</file>